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535102525631" calcext:value-type="float">
            <text:p>2.27535</text:p>
          </table:table-cell>
          <table:table-cell office:value-type="float" office:value="2.42383543802617" calcext:value-type="float">
            <text:p>2.42384</text:p>
          </table:table-cell>
          <table:table-cell office:value-type="float" office:value="3.67429982495624" calcext:value-type="float">
            <text:p>3.674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7876208635492" calcext:value-type="float">
            <text:p>2.27876</text:p>
          </table:table-cell>
          <table:table-cell office:value-type="float" office:value="2.41504261482037" calcext:value-type="float">
            <text:p>2.41504</text:p>
          </table:table-cell>
          <table:table-cell office:value-type="float" office:value="3.70680045011253" calcext:value-type="float">
            <text:p>3.706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87034142071" calcext:value-type="float">
            <text:p>2.3187</text:p>
          </table:table-cell>
          <table:table-cell office:value-type="float" office:value="2.4136638110722" calcext:value-type="float">
            <text:p>2.41366</text:p>
          </table:table-cell>
          <table:table-cell office:value-type="float" office:value="4.08255252626313" calcext:value-type="float">
            <text:p>4.0825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591606234892" calcext:value-type="float">
            <text:p>2.28592</text:p>
          </table:table-cell>
          <table:table-cell office:value-type="float" office:value="2.31744331916312" calcext:value-type="float">
            <text:p>2.31744</text:p>
          </table:table-cell>
          <table:table-cell office:value-type="float" office:value="3.4353888472118" calcext:value-type="float">
            <text:p>3.4353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952477702759" calcext:value-type="float">
            <text:p>2.28952</text:p>
          </table:table-cell>
          <table:table-cell office:value-type="float" office:value="2.31282581061932" calcext:value-type="float">
            <text:p>2.31283</text:p>
          </table:table-cell>
          <table:table-cell office:value-type="float" office:value="3.45075643910978" calcext:value-type="float">
            <text:p>3.450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3524660076743" calcext:value-type="float">
            <text:p>2.23525</text:p>
          </table:table-cell>
          <table:table-cell office:value-type="float" office:value="2.31244212962963" calcext:value-type="float">
            <text:p>2.31244</text:p>
          </table:table-cell>
          <table:table-cell office:value-type="float" office:value="3.72501626626627" calcext:value-type="float">
            <text:p>3.7250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121026573076" calcext:value-type="float">
            <text:p>2.3121</text:p>
          </table:table-cell>
          <table:table-cell office:value-type="float" office:value="2.44285096515417" calcext:value-type="float">
            <text:p>2.44285</text:p>
          </table:table-cell>
          <table:table-cell office:value-type="float" office:value="4.87429054900978" calcext:value-type="float">
            <text:p>4.87429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121467866967" calcext:value-type="float">
            <text:p>2.31121</text:p>
          </table:table-cell>
          <table:table-cell office:value-type="float" office:value="2.53242925314662" calcext:value-type="float">
            <text:p>2.53243</text:p>
          </table:table-cell>
          <table:table-cell office:value-type="float" office:value="4.08615403850963" calcext:value-type="float">
            <text:p>4.0861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058034595137" calcext:value-type="float">
            <text:p>2.31058</text:p>
          </table:table-cell>
          <table:table-cell office:value-type="float" office:value="2.43963869390825" calcext:value-type="float">
            <text:p>2.43964</text:p>
          </table:table-cell>
          <table:table-cell office:value-type="float" office:value="4.85201554274254" calcext:value-type="float">
            <text:p>4.85202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035217137618" calcext:value-type="float">
            <text:p>2.31035</text:p>
          </table:table-cell>
          <table:table-cell office:value-type="float" office:value="2.52158112444778" calcext:value-type="float">
            <text:p>2.52158</text:p>
          </table:table-cell>
          <table:table-cell office:value-type="float" office:value="4.05563390847712" calcext:value-type="float">
            <text:p>4.0556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63158662665" calcext:value-type="float">
            <text:p>2.30463</text:p>
          </table:table-cell>
          <table:table-cell office:value-type="float" office:value="2.38774564365516" calcext:value-type="float">
            <text:p>2.38775</text:p>
          </table:table-cell>
          <table:table-cell office:value-type="float" office:value="4.16359304652326" calcext:value-type="float">
            <text:p>4.1635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34983745936" calcext:value-type="float">
            <text:p>2.30435</text:p>
          </table:table-cell>
          <table:table-cell office:value-type="float" office:value="2.43999551971326" calcext:value-type="float">
            <text:p>2.44</text:p>
          </table:table-cell>
          <table:table-cell office:value-type="float" office:value="4.2877231807952" calcext:value-type="float">
            <text:p>4.2877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9597378628629" calcext:value-type="float">
            <text:p>2.19597</text:p>
          </table:table-cell>
          <table:table-cell office:value-type="float" office:value="2.3037924382716" calcext:value-type="float">
            <text:p>2.30379</text:p>
          </table:table-cell>
          <table:table-cell office:value-type="float" office:value="3.76887262262262" calcext:value-type="float">
            <text:p>3.7688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542625239643" calcext:value-type="float">
            <text:p>2.28543</text:p>
          </table:table-cell>
          <table:table-cell office:value-type="float" office:value="2.45966220721847" calcext:value-type="float">
            <text:p>2.45966</text:p>
          </table:table-cell>
          <table:table-cell office:value-type="float" office:value="4.42646911727932" calcext:value-type="float">
            <text:p>4.426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81815245478" calcext:value-type="float">
            <text:p>2.27818</text:p>
          </table:table-cell>
          <table:table-cell office:value-type="float" office:value="2.40003782195549" calcext:value-type="float">
            <text:p>2.40004</text:p>
          </table:table-cell>
          <table:table-cell office:value-type="float" office:value="3.96320330082521" calcext:value-type="float">
            <text:p>3.96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48958854949" calcext:value-type="float">
            <text:p>2.27049</text:p>
          </table:table-cell>
          <table:table-cell office:value-type="float" office:value="2.45549073610416" calcext:value-type="float">
            <text:p>2.45549</text:p>
          </table:table-cell>
          <table:table-cell office:value-type="float" office:value="4.18564096144216" calcext:value-type="float">
            <text:p>4.1856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6971161869003" calcext:value-type="float">
            <text:p>2.26971</text:p>
          </table:table-cell>
          <table:table-cell office:value-type="float" office:value="2.20701001251564" calcext:value-type="float">
            <text:p>2.20701</text:p>
          </table:table-cell>
          <table:table-cell office:value-type="float" office:value="3.56800750938673" calcext:value-type="float">
            <text:p>3.56801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897705465165" calcext:value-type="float">
            <text:p>2.26898</text:p>
          </table:table-cell>
          <table:table-cell office:value-type="float" office:value="2.19515070921986" calcext:value-type="float">
            <text:p>2.19515</text:p>
          </table:table-cell>
          <table:table-cell office:value-type="float" office:value="3.55921026282854" calcext:value-type="float">
            <text:p>3.55921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827152760378" calcext:value-type="float">
            <text:p>2.26827</text:p>
          </table:table-cell>
          <table:table-cell office:value-type="float" office:value="2.49609099640859" calcext:value-type="float">
            <text:p>2.49609</text:p>
          </table:table-cell>
          <table:table-cell office:value-type="float" office:value="4.41238787271361" calcext:value-type="float">
            <text:p>4.41239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16472479746" calcext:value-type="float">
            <text:p>2.26816</text:p>
          </table:table-cell>
          <table:table-cell office:value-type="float" office:value="2.48263989810407" calcext:value-type="float">
            <text:p>2.48264</text:p>
          </table:table-cell>
          <table:table-cell office:value-type="float" office:value="4.41258331245302" calcext:value-type="float">
            <text:p>4.41258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52530879653" calcext:value-type="float">
            <text:p>2.26653</text:p>
          </table:table-cell>
          <table:table-cell office:value-type="float" office:value="2.47878932982808" calcext:value-type="float">
            <text:p>2.47879</text:p>
          </table:table-cell>
          <table:table-cell office:value-type="float" office:value="4.20583249874812" calcext:value-type="float">
            <text:p>4.2058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26369434717" calcext:value-type="float">
            <text:p>2.26426</text:p>
          </table:table-cell>
          <table:table-cell office:value-type="float" office:value="2.35222642571286" calcext:value-type="float">
            <text:p>2.35223</text:p>
          </table:table-cell>
          <table:table-cell office:value-type="float" office:value="4.26844922461231" calcext:value-type="float">
            <text:p>4.2684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38897224306" calcext:value-type="float">
            <text:p>2.26339</text:p>
          </table:table-cell>
          <table:table-cell office:value-type="float" office:value="2.38364216054013" calcext:value-type="float">
            <text:p>2.38364</text:p>
          </table:table-cell>
          <table:table-cell office:value-type="float" office:value="3.97016254063516" calcext:value-type="float">
            <text:p>3.9701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15256233842" calcext:value-type="float">
            <text:p>2.26153</text:p>
          </table:table-cell>
          <table:table-cell office:value-type="float" office:value="2.35625552497707" calcext:value-type="float">
            <text:p>2.35626</text:p>
          </table:table-cell>
          <table:table-cell office:value-type="float" office:value="3.9963360020015" calcext:value-type="float">
            <text:p>3.9963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5821869268" calcext:value-type="float">
            <text:p>2.25958</text:p>
          </table:table-cell>
          <table:table-cell office:value-type="float" office:value="2.34553558029015" calcext:value-type="float">
            <text:p>2.34554</text:p>
          </table:table-cell>
          <table:table-cell office:value-type="float" office:value="4.29651575787894" calcext:value-type="float">
            <text:p>4.2965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352858393795" calcext:value-type="float">
            <text:p>2.25353</text:p>
          </table:table-cell>
          <table:table-cell office:value-type="float" office:value="2.34940100909015" calcext:value-type="float">
            <text:p>2.3494</text:p>
          </table:table-cell>
          <table:table-cell office:value-type="float" office:value="4.00036652489367" calcext:value-type="float">
            <text:p>4.0003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93856904464" calcext:value-type="float">
            <text:p>2.24994</text:p>
          </table:table-cell>
          <table:table-cell office:value-type="float" office:value="2.26149228201919" calcext:value-type="float">
            <text:p>2.26149</text:p>
          </table:table-cell>
          <table:table-cell office:value-type="float" office:value="3.69892866082603" calcext:value-type="float">
            <text:p>3.6989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4735773884022" calcext:value-type="float">
            <text:p>2.24736</text:p>
          </table:table-cell>
          <table:table-cell office:value-type="float" office:value="2.26101679182311" calcext:value-type="float">
            <text:p>2.26102</text:p>
          </table:table-cell>
          <table:table-cell office:value-type="float" office:value="3.72646558197747" calcext:value-type="float">
            <text:p>3.7264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954591879273" calcext:value-type="float">
            <text:p>2.23955</text:p>
          </table:table-cell>
          <table:table-cell office:value-type="float" office:value="2.32252595047524" calcext:value-type="float">
            <text:p>2.32253</text:p>
          </table:table-cell>
          <table:table-cell office:value-type="float" office:value="3.21347298649325" calcext:value-type="float">
            <text:p>3.2134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52849341337" calcext:value-type="float">
            <text:p>2.23053</text:p>
          </table:table-cell>
          <table:table-cell office:value-type="float" office:value="2.31942919376355" calcext:value-type="float">
            <text:p>2.31943</text:p>
          </table:table-cell>
          <table:table-cell office:value-type="float" office:value="3.23749624812406" calcext:value-type="float">
            <text:p>3.237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55148407537" calcext:value-type="float">
            <text:p>2.21755</text:p>
          </table:table-cell>
          <table:table-cell office:value-type="float" office:value="2.34594547273637" calcext:value-type="float">
            <text:p>2.34595</text:p>
          </table:table-cell>
          <table:table-cell office:value-type="float" office:value="3.7739132066033" calcext:value-type="float">
            <text:p>3.7739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69628702545" calcext:value-type="float">
            <text:p>2.2147</text:p>
          </table:table-cell>
          <table:table-cell office:value-type="float" office:value="2.20645087609512" calcext:value-type="float">
            <text:p>2.20645</text:p>
          </table:table-cell>
          <table:table-cell office:value-type="float" office:value="3.30466833541927" calcext:value-type="float">
            <text:p>3.3046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462719846628" calcext:value-type="float">
            <text:p>2.21463</text:p>
          </table:table-cell>
          <table:table-cell office:value-type="float" office:value="2.26719002667333" calcext:value-type="float">
            <text:p>2.26719</text:p>
          </table:table-cell>
          <table:table-cell office:value-type="float" office:value="2.96475868967242" calcext:value-type="float">
            <text:p>2.964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337000916896" calcext:value-type="float">
            <text:p>2.21337</text:p>
          </table:table-cell>
          <table:table-cell office:value-type="float" office:value="2.2607285154622" calcext:value-type="float">
            <text:p>2.26073</text:p>
          </table:table-cell>
          <table:table-cell office:value-type="float" office:value="2.90929482370593" calcext:value-type="float">
            <text:p>2.9092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20214273804" calcext:value-type="float">
            <text:p>2.2122</text:p>
          </table:table-cell>
          <table:table-cell office:value-type="float" office:value="2.31225008337502" calcext:value-type="float">
            <text:p>2.31225</text:p>
          </table:table-cell>
          <table:table-cell office:value-type="float" office:value="3.39956353176588" calcext:value-type="float">
            <text:p>3.3995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3808154077" calcext:value-type="float">
            <text:p>2.21038</text:p>
          </table:table-cell>
          <table:table-cell office:value-type="float" office:value="2.32638558862765" calcext:value-type="float">
            <text:p>2.32639</text:p>
          </table:table-cell>
          <table:table-cell office:value-type="float" office:value="3.78892446223112" calcext:value-type="float">
            <text:p>3.788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538435884609" calcext:value-type="float">
            <text:p>2.20538</text:p>
          </table:table-cell>
          <table:table-cell office:value-type="float" office:value="2.31547794730699" calcext:value-type="float">
            <text:p>2.31548</text:p>
          </table:table-cell>
          <table:table-cell office:value-type="float" office:value="3.4467583791896" calcext:value-type="float">
            <text:p>3.4467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03358364622" calcext:value-type="float">
            <text:p>2.20103</text:p>
          </table:table-cell>
          <table:table-cell office:value-type="float" office:value="2.20557332081769" calcext:value-type="float">
            <text:p>2.20557</text:p>
          </table:table-cell>
          <table:table-cell office:value-type="float" office:value="3.26831289111389" calcext:value-type="float">
            <text:p>3.26831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82425949103" calcext:value-type="float">
            <text:p>2.19582</text:p>
          </table:table-cell>
          <table:table-cell office:value-type="float" office:value="2.26981195244055" calcext:value-type="float">
            <text:p>2.26981</text:p>
          </table:table-cell>
          <table:table-cell office:value-type="float" office:value="3.35264831038798" calcext:value-type="float">
            <text:p>3.3526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04933249896" calcext:value-type="float">
            <text:p>2.19205</text:p>
          </table:table-cell>
          <table:table-cell office:value-type="float" office:value="2.27591572799332" calcext:value-type="float">
            <text:p>2.27592</text:p>
          </table:table-cell>
          <table:table-cell office:value-type="float" office:value="3.35976971214018" calcext:value-type="float">
            <text:p>3.3597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957833083208" calcext:value-type="float">
            <text:p>2.18958</text:p>
          </table:table-cell>
          <table:table-cell office:value-type="float" office:value="2.09570576955144" calcext:value-type="float">
            <text:p>2.09571</text:p>
          </table:table-cell>
          <table:table-cell office:value-type="float" office:value="2.69969984992496" calcext:value-type="float">
            <text:p>2.699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924410121728" calcext:value-type="float">
            <text:p>2.18924</text:p>
          </table:table-cell>
          <table:table-cell office:value-type="float" office:value="2.0800448140737" calcext:value-type="float">
            <text:p>2.08004</text:p>
          </table:table-cell>
          <table:table-cell office:value-type="float" office:value="2.7178264132066" calcext:value-type="float">
            <text:p>2.7178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704530299241" calcext:value-type="float">
            <text:p>2.18705</text:p>
          </table:table-cell>
          <table:table-cell office:value-type="float" office:value="2.31508804284404" calcext:value-type="float">
            <text:p>2.31509</text:p>
          </table:table-cell>
          <table:table-cell office:value-type="float" office:value="3.21513003250813" calcext:value-type="float">
            <text:p>3.2151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661095810382" calcext:value-type="float">
            <text:p>2.18661</text:p>
          </table:table-cell>
          <table:table-cell office:value-type="float" office:value="2.41054435820397" calcext:value-type="float">
            <text:p>2.41054</text:p>
          </table:table-cell>
          <table:table-cell office:value-type="float" office:value="3.45984101151728" calcext:value-type="float">
            <text:p>3.4598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453279986663" calcext:value-type="float">
            <text:p>2.18453</text:p>
          </table:table-cell>
          <table:table-cell office:value-type="float" office:value="2.36523141201967" calcext:value-type="float">
            <text:p>2.36523</text:p>
          </table:table-cell>
          <table:table-cell office:value-type="float" office:value="3.22827456864216" calcext:value-type="float">
            <text:p>3.2282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51016107495" calcext:value-type="float">
            <text:p>2.18351</text:p>
          </table:table-cell>
          <table:table-cell office:value-type="float" office:value="2.22397398180604" calcext:value-type="float">
            <text:p>2.22397</text:p>
          </table:table-cell>
          <table:table-cell office:value-type="float" office:value="3.30953805708563" calcext:value-type="float">
            <text:p>3.3095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42118863049" calcext:value-type="float">
            <text:p>2.18142</text:p>
          </table:table-cell>
          <table:table-cell office:value-type="float" office:value="2.2419581978828" calcext:value-type="float">
            <text:p>2.24196</text:p>
          </table:table-cell>
          <table:table-cell office:value-type="float" office:value="3.01028507126782" calcext:value-type="float">
            <text:p>3.0102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125782423635" calcext:value-type="float">
            <text:p>2.18126</text:p>
          </table:table-cell>
          <table:table-cell office:value-type="float" office:value="2.40116466366216" calcext:value-type="float">
            <text:p>2.40116</text:p>
          </table:table-cell>
          <table:table-cell office:value-type="float" office:value="3.4150300450676" calcext:value-type="float">
            <text:p>3.4150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073109664497" calcext:value-type="float">
            <text:p>2.18073</text:p>
          </table:table-cell>
          <table:table-cell office:value-type="float" office:value="2.2385855867134" calcext:value-type="float">
            <text:p>2.23859</text:p>
          </table:table-cell>
          <table:table-cell office:value-type="float" office:value="3.29196419629444" calcext:value-type="float">
            <text:p>3.2919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867810702676" calcext:value-type="float">
            <text:p>2.17868</text:p>
          </table:table-cell>
          <table:table-cell office:value-type="float" office:value="2.31973545469701" calcext:value-type="float">
            <text:p>2.31974</text:p>
          </table:table-cell>
          <table:table-cell office:value-type="float" office:value="3.15321455363841" calcext:value-type="float">
            <text:p>3.1532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766618738018" calcext:value-type="float">
            <text:p>2.17767</text:p>
          </table:table-cell>
          <table:table-cell office:value-type="float" office:value="2.24482047595232" calcext:value-type="float">
            <text:p>2.24482</text:p>
          </table:table-cell>
          <table:table-cell office:value-type="float" office:value="3.03317204301075" calcext:value-type="float">
            <text:p>3.0331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19859510688" calcext:value-type="float">
            <text:p>2.17199</text:p>
          </table:table-cell>
          <table:table-cell office:value-type="float" office:value="2.3124916499666" calcext:value-type="float">
            <text:p>2.31249</text:p>
          </table:table-cell>
          <table:table-cell office:value-type="float" office:value="3.4524874749499" calcext:value-type="float">
            <text:p>3.4524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53188297074" calcext:value-type="float">
            <text:p>2.16753</text:p>
          </table:table-cell>
          <table:table-cell office:value-type="float" office:value="2.3601172168042" calcext:value-type="float">
            <text:p>2.36012</text:p>
          </table:table-cell>
          <table:table-cell office:value-type="float" office:value="3.21087646911728" calcext:value-type="float">
            <text:p>3.2108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179548107387" calcext:value-type="float">
            <text:p>2.1618</text:p>
          </table:table-cell>
          <table:table-cell office:value-type="float" office:value="2.18674087043522" calcext:value-type="float">
            <text:p>2.18674</text:p>
          </table:table-cell>
          <table:table-cell office:value-type="float" office:value="3.40069409704852" calcext:value-type="float">
            <text:p>3.4006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524972855592" calcext:value-type="float">
            <text:p>2.18525</text:p>
          </table:table-cell>
          <table:table-cell office:value-type="float" office:value="2.16146663325816" calcext:value-type="float">
            <text:p>2.16147</text:p>
          </table:table-cell>
          <table:table-cell office:value-type="float" office:value="3.08264720621398" calcext:value-type="float">
            <text:p>3.08265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104833666833" calcext:value-type="float">
            <text:p>2.16105</text:p>
          </table:table-cell>
          <table:table-cell office:value-type="float" office:value="2.18513892362848" calcext:value-type="float">
            <text:p>2.18514</text:p>
          </table:table-cell>
          <table:table-cell office:value-type="float" office:value="3.42291395697849" calcext:value-type="float">
            <text:p>3.4229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097872828991" calcext:value-type="float">
            <text:p>2.16098</text:p>
          </table:table-cell>
          <table:table-cell office:value-type="float" office:value="2.33339522795591" calcext:value-type="float">
            <text:p>2.3334</text:p>
          </table:table-cell>
          <table:table-cell office:value-type="float" office:value="3.40314879759519" calcext:value-type="float">
            <text:p>3.40315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736292073833" calcext:value-type="float">
            <text:p>2.17736</text:p>
          </table:table-cell>
          <table:table-cell office:value-type="float" office:value="2.16012298504969" calcext:value-type="float">
            <text:p>2.16012</text:p>
          </table:table-cell>
          <table:table-cell office:value-type="float" office:value="3.06420320721624" calcext:value-type="float">
            <text:p>3.064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332415289601" calcext:value-type="float">
            <text:p>2.14332</text:p>
          </table:table-cell>
          <table:table-cell office:value-type="float" office:value="2.24654711233517" calcext:value-type="float">
            <text:p>2.24655</text:p>
          </table:table-cell>
          <table:table-cell office:value-type="float" office:value="2.63017526289434" calcext:value-type="float">
            <text:p>2.6301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121515606743" calcext:value-type="float">
            <text:p>2.14122</text:p>
          </table:table-cell>
          <table:table-cell office:value-type="float" office:value="2.24659051076615" calcext:value-type="float">
            <text:p>2.24659</text:p>
          </table:table-cell>
          <table:table-cell office:value-type="float" office:value="2.64058713069604" calcext:value-type="float">
            <text:p>2.6405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0" calcext:value-type="float">
            <text:p>0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5" calcext:value-type="float">
            <text:p>5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5" calcext:value-type="float">
            <text:p>5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45:46.972640884</dc:date>
    <meta:document-statistic meta:table-count="1" meta:cell-count="4638" meta:object-count="0"/>
    <meta:generator>LibreOffice/4.2.8.2$Linux_X86_64 LibreOffice_project/420m0$Build-2</meta:generator>
  </office:meta>
</office:document-meta>
</file>